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style:style style:name="P15" style:family="paragraph" style:parent-style-name="Text_20_body" style:list-style-name="L11">
      <style:paragraph-properties fo:margin-top="0in" fo:margin-bottom="0in"/>
    </style:style>
    <style:style style:name="P16" style:family="paragraph" style:parent-style-name="Quotations">
      <style:paragraph-properties fo:margin-left="0in" fo:margin-right="0.3937in" fo:text-indent="0in" style:auto-text-indent="false"/>
    </style:style>
    <style:style style:name="P17" style:family="paragraph" style:parent-style-name="Heading_20_3">
      <style:paragraph-properties fo:margin-top="0.1701in" fo:margin-bottom="0.1965in"/>
    </style:style>
    <style:style style:name="P18" style:family="paragraph" style:parent-style-name="Heading_20_1" style:master-page-name="First_20_Page">
      <style:paragraph-properties style:page-number="auto"/>
    </style:style>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reference-mark-start text:name="Personal Calendars"/>Personal and Group Calendaring<text:reference-mark-end text:name="Personal Calendars"/></text:h>
      <text:h text:style-name="Heading_20_2" text:outline-level="2">Overview.</text:h>
      <text:p text:style-name="Text_20_body">Personal calendars allow users to carry out all the normal calendaring functions and provide a customized view of public events through subscription to public calendars. <text:s/>Users can access their personal calendars using the Bedework personal and group calendaring web client and over CalDAV using Apple's iCal, the iPhone default calendar app, Mozilla Lightening, the ZideOne plugin for Outlook, the EM Client, and any other CalDAV capable calendar.</text:p>
      <text:h text:style-name="Heading_20_3" text:outline-level="3">Default calendars</text:h>
      <text:p text:style-name="Text_20_body">A new user will have a set of default calendars created when they first log in. One of these is the default calendar for events named “calendar” (the name can be configured during system configuration or in the “Manage System Preferences/Parameters” of the admin client). In addition a set of special calendars are created, “Inbox” and “Outbox”. The inbox and outbox are used for scheduling meetings and supporting Bedework’s implementation of itip. </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Inbox etc are only created as needed.</text:p>
      <text:p text:style-name="Text_20_body">The initial default setting is normally created at the first login for that user. Because all <text:s/>calendars in a subscription are visible, if a user creates a new calendar it will automatically be visible in the default view. Thus the initial default state is relatively simple for users to manage and will probably be sufficient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text:p>
      <text:h text:style-name="Heading_20_3" text:outline-level="3"><text:soft-page-break/>Calendar users and addresses</text:h>
      <text:p text:style-name="Text_20_body">The potential attendees for a meeting may be internal to the system, that is they are Bedework users, or external. This is determined by their <text:span text:style-name="T4">calendar user address (CUA)</text:span> which looks like an email address. The Bedework system is identified by one or more email domains, for example <text:span text:style-name="T4">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4">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4">CUA. </text:span><text:span text:style-name="T3">If we are not preserving the domain then a Bedework CUA of <text:s/></text:span><text:a xlink:type="simple" xlink:href="mailto:jim@cal.mysite.edu"><text:span text:style-name="T3">jim@cal.mysite.edu</text:span></text:a><text:a xlink:type="simple" xlink:href="mailto:jim@cal.mysite.edu"><text:span text:style-name="T3"> </text:span></text:a>would map on to a Bedework user <text:span text:style-name="T4">jim</text:span><text:span text:style-name="T3">.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4">external</text:span> users will go to the outbox. The may be immediately processed and at some point removed from the outbox.</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p text:style-name="Text_20_body">Incoming meeting requests will be placed in the default scheduling calendar: this can be configured in the user preferences of the personal web client. To respond to a meeting request, click on the event in the calendar.</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text:soft-page-break/>Scheduling resources</text:h>
      <text:p text:style-name="Text_20_body">Bedework supports simple scheduling of resources. This is enabled with a degree of automatic processing of meeting requests to special resources. For example, if a room has the principal <text:s/><text:span text:style-name="T2">/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2" text:outline-level="2">Calendar Sharing</text:h>
      <text:p text:style-name="Text_20_body">Sharing calendars in Bedework is a two step process: </text:p>
      <text:list xml:id="list36153804" text:style-name="L1">
        <text:list-item>
          <text:p text:style-name="P10">User A must grant access on the calendar or folder to be shared </text:p>
        </text:list-item>
        <text:list-item>
          <text:p text:style-name="P2">User B must subscribe to the shared calendar or folder </text:p>
        </text:list-item>
      </text:list>
      <text:h text:style-name="P17" text:outline-level="3" text:is-list-header="true"><text:bookmark text:name="Grantingaccesstoacalendarorfolder"/>Granting access to a calendar or folder</text:h>
      <text:list xml:id="list36147321" text:style-name="L2">
        <text:list-item>
          <text:p text:style-name="P11">Select the "manage" link next to Calendars in the left menu </text:p>
        </text:list-item>
        <text:list-item>
          <text:p text:style-name="P11">Select the calendar or folder to be edited </text:p>
        </text:list-item>
        <text:list-item>
          <text:p text:style-name="P11">Grant rights on the calendar or folder to the appropriate user or group </text:p>
        </text:list-item>
        <text:list-item>
          <text:p text:style-name="P3"><text:span text:style-name="Strong_20_Emphasis">Note:</text:span> if you are granting "write" or "all" access on a calendar or folder, and you want to see events published by another user, you must grant yourself explicit access on the calendar or folder as well. Why is this? Because "owner" access (which is by default "All") applies to the events within the calendar collection, not the calendar collection itself. So, when User B posts an event to User A's calendar, User A will not see it by default because she <text:span text:style-name="T1">doesn't own the event.</text:span> User A must explicitly grant herself access to the calendar or folder (e.g. "All" access to user id "userA") to see these events. *** </text:p>
        </text:list-item>
      </text:list>
      <text:p text:style-name="Text_20_body"><text:soft-page-break/>***This is standard CalDAV access control which is based on WebDAV access control. Bedework will simplify this process in future releases using a calendar sharing wizard, hiding the complexities of access control from regular users. </text:p>
      <text:h text:style-name="P17" text:outline-level="3"><text:bookmark text:name="Subscribingtoanotheruserscalendarorfolder"/>Subscribing to another user's calendar or folder</text:h>
      <text:list xml:id="list36145592" text:style-name="L3">
        <text:list-item>
          <text:p text:style-name="P12">Select the "manage" link next to Subscriptions in the left menu </text:p>
        </text:list-item>
        <text:list-item>
          <text:p text:style-name="P12">Select the link "Subscribe to another user's calendar" </text:p>
        </text:list-item>
        <text:list-item>
          <text:p text:style-name="P12">Enter the following fields: </text:p>
          <text:list>
            <text:list-item>
              <text:p text:style-name="P12">Name: an arbitrary name for the subscription; this will be displayed in the left menu. </text:p>
            </text:list-item>
            <text:list-item>
              <text:p text:style-name="P12">UserID: the user id of the owner, e.g. caluser1 </text:p>
            </text:list-item>
            <text:list-item>
              <text:p text:style-name="P12">Calendar Path: the path of the calendar <text:span text:style-name="T1">relative</text:span> to the calendar owner's root folder, e.g. "calendar". Enter no path to subscribe to another user's root folder. </text:p>
            </text:list-item>
            <text:list-item>
              <text:p text:style-name="P4">You can also specify the color for the subscription (style) and if the subscription should affect your freebusy. </text:p>
            </text:list-item>
          </text:list>
        </text:list-item>
      </text:list>
      <text:h text:style-name="Heading_20_2" text:outline-level="2">Using Bedework CalDAV with Desktop Clients</text:h>
      <text:h text:style-name="Heading_20_3" text:outline-level="3">Using Mozilla Lightning with Bedework</text:h>
      <text:p text:style-name="Text_20_body"><draw:frame draw:style-name="fr1" draw:name="graphics2" text:anchor-type="paragraph" svg:x="3.4063in" svg:y="0.8063in" svg:width="3.4575in" svg:height="2.8in" draw:z-index="0"><draw:image xlink:href="http://www.bedework.org/downloads/webcontent/screenshots/bwLighting-02.png" xlink:type="simple" xlink:show="embed" xlink:actuate="onLoad"/><svg:title>http://www.bedework.org/downloads/webcontent/screenshots/bwLighting-02.png</svg:title></draw:frame><text:a xlink:type="simple" xlink:href="http://www.mozilla.org/projects/calendar/lightning/">Mozilla Lightning</text:a> is a Thunderbird plug-in and CalDAV client that integrates well with Bedework. Bedework calendars are accessed from Bedework's CalDAV server. The following instructions were compiled using Lightning version 0.7 and Bedework 3.4.1. </text:p>
      <text:list xml:id="list36201405" text:style-name="L10">
        <text:list-item>
          <text:p text:style-name="P8">Right-click within the calendar listing panel in Lightning (under "Calendar Name") and select "New Calendar". </text:p>
        </text:list-item>
      </text:list>
      <text:list xml:id="list36192779" text:style-name="L9">
        <text:list-item>
          <text:p text:style-name="P7">At the prompt for creating a new calendar, select "On the Network".</text:p>
        </text:list-item>
        <text:list-item>
          <text:p text:style-name="P7">At "Create New Calendar", select CalDAV and enter the path to the desired calendar via Bedework's user or public CalDAV server, e.g.:</text:p>
        </text:list-item>
      </text:list>
      <text:p text:style-name="P16"/>
      <text:p text:style-name="Quotations"/>
      <text:p text:style-name="Quotations"><text:soft-page-break/>From the Bedework quickstart: </text:p>
      <text:list xml:id="list36174366" text:style-name="L7">
        <text:list-item>
          <text:p text:style-name="P13"><text:a xlink:type="simple" xlink:href="http://localhost:8080/ucaldav/user/vbede/calendar">http://localhost:8080/ucaldav/user/vbede/calendar</text:a> </text:p>
        </text:list-item>
        <text:list-item>
          <text:p text:style-name="P5"><text:a xlink:type="simple" xlink:href="http://localhost:8080/pubcaldav/public/Athletics">http://localhost:8080/pubcaldav/public/Athletics</text:a> </text:p>
        </text:list-item>
      </text:list>
      <text:p text:style-name="Quotations">From a production Bedework: you must know the domain name and contexts provided for your production instance. By default the contexts are "/ucaldav" and "/pubcaldav": </text:p>
      <text:list xml:id="list36187165" text:style-name="L8">
        <text:list-item>
          <text:p text:style-name="P14"><text:a xlink:type="simple" xlink:href="https://yourdomainname/ucaldav/user/someuser/calendarname">https://yourdomainname/ucaldav/user/someuser/calendarname</text:a> </text:p>
        </text:list-item>
        <text:list-item>
          <text:p text:style-name="P6"><text:a xlink:type="simple" xlink:href="http://yourdomainname/pubcaldav/public/calendarname">http://yourdomainname/pubcaldav/public/calendarname</text:a> </text:p>
        </text:list-item>
      </text:list>
      <text:p text:style-name="Text_20_body"><draw:frame draw:style-name="fr2" draw:name="graphics3" text:anchor-type="paragraph" svg:width="4.1362in" svg:height="3.3492in" draw:z-index="1"><draw:image xlink:href="http://www.bedework.org/downloads/webcontent/screenshots/bwLighting-03.png" xlink:type="simple" xlink:show="embed" xlink:actuate="onLoad"/><svg:title>http://www.bedework.org/downloads/webcontent/screenshots/bwLighting-03.png</svg:title></draw:frame></text:p>
      <text:p text:style-name="Text_20_body">4. Give the subscription a display name and a color </text:p>
      <text:h text:style-name="Heading_20_3" text:outline-level="3">Using Apple's iCal with Bedework</text:h>
      <text:p text:style-name="Text_20_body"><text:a xlink:type="simple" xlink:href="http://www.apple.com/macosx/features/300.html#ical">Apple iCal</text:a> is a CalDAV aware desktop client that that integrates with Bedework. Bedework calendars are accessed from Bedework's CalDAV server. </text:p>
      <text:p text:style-name="Text_20_body">1. In iCal's menu, select iCal -&gt; Preferences. </text:p>
      <text:p text:style-name="Text_20_body"><text:soft-page-break/><draw:frame draw:style-name="fr3" draw:name="graphics4" text:anchor-type="as-char" svg:width="6.8472in" svg:height="4.3638in" draw:z-index="5"><draw:image xlink:href="http://www.bedework.org/downloads/webcontent/screenshots/bw-iCal-01.png" xlink:type="simple" xlink:show="embed" xlink:actuate="onLoad"/><svg:title>http://www.bedework.org/downloads/webcontent/screenshots/bw-iCal-01.png</svg:title></draw:frame> </text:p>
      <text:p text:style-name="Text_20_body">2. Select the Accounts tab, and click the "+" in the bottom left to create a new CalDav account. Enter a descriptive name and your Bedework user name and password. The "Account URL" field should look similar to that shown below. <text:span text:style-name="Strong_20_Emphasis">Only descend down the Bedework calendar tree to the user name, and note that the trailing slash is mandatory.</text:span> Some URL examples: </text:p>
      <text:list xml:id="list36214763" text:style-name="L11">
        <text:list-item>
          <text:p text:style-name="P15"><text:a xlink:type="simple" xlink:href="http://localhost:8080/ucaldav/principals/users/vbede/">http://localhost:8080/ucaldav/principals/users/vbede/</text:a> (e.g. using the quickstart locally) </text:p>
        </text:list-item>
        <text:list-item>
          <text:p text:style-name="P9"><text:a xlink:type="simple" xlink:href="https://calendars.someuniversity.edu/ucaldav/principals/users/username/">https://calendars.someuniversity.edu/ucaldav/principals/users/username/</text:a> </text:p>
        </text:list-item>
      </text:list>
      <text:p text:style-name="Text_20_body">Replace "BW" in the URL below with the name of your server, and select the proper protocol (http or https). </text:p>
      <text:p text:style-name="Text_20_body"><text:soft-page-break/><draw:frame draw:style-name="fr4" draw:name="graphics5" text:anchor-type="as-char" svg:width="6.2634in" svg:height="3.9799in" draw:z-index="2"><draw:image xlink:href="http://www.bedework.org/downloads/webcontent/screenshots/bw-iCal-02.png" xlink:type="simple" xlink:show="embed" xlink:actuate="onLoad"/><svg:title>http://www.bedework.org/downloads/webcontent/screenshots/bw-iCal-02.png</svg:title></draw:frame> </text:p>
      <text:p text:style-name="Text_20_body">3. If successful, your account should be created as shown: </text:p>
      <text:p text:style-name="Text_20_body"><draw:frame draw:style-name="fr4" draw:name="graphics6" text:anchor-type="as-char" svg:width="6.7165in" svg:height="4.2709in" draw:z-index="3"><draw:image xlink:href="http://www.bedework.org/downloads/webcontent/screenshots/bw-iCal-03.png" xlink:type="simple" xlink:show="embed" xlink:actuate="onLoad"/><svg:title>http://www.bedework.org/downloads/webcontent/screenshots/bw-iCal-03.png</svg:title></draw:frame> </text:p>
      <text:p text:style-name="Text_20_body"><text:soft-page-break/>4. You should now see your Bedework items and be able to write to the Bedework server. </text:p>
      <text:p text:style-name="Text_20_body"><draw:frame draw:style-name="fr4" draw:name="graphics7" text:anchor-type="as-char" svg:width="5.4161in" svg:height="3.4437in" draw:z-index="4"><draw:image xlink:href="http://www.bedework.org/downloads/webcontent/screenshots/bw-iCal-04.png" xlink:type="simple" xlink:show="embed" xlink:actuate="onLoad"/><svg:title>http://www.bedework.org/downloads/webcontent/screenshots/bw-iCal-04.png</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3T16:11:33.60">Feb 23, 2010</text:date> <text:tab/><text:tab/>p.<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4</meta:editing-cycles>
    <meta:editing-duration>PT28H04M28S</meta:editing-duration>
    <dc:title>BedeworkTemplate</dc:title>
    <meta:initial-creator>Arlen Johnson</meta:initial-creator>
    <dc:date>2010-02-23T16:11:33.54</dc:date>
    <dc:creator>Arlen Johnson</dc:creator>
    <meta:document-statistic meta:table-count="0" meta:image-count="6" meta:object-count="0" meta:page-count="8" meta:paragraph-count="74" meta:word-count="1546" meta:character-count="966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